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62cm" svg:height="0.762cm" svg:x="4.34cm" svg:y="5.9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7.476cm" svg:y="3.55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10.376cm" svg:y="5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7.377cm" svg:y="7.98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991cm" svg:y1="6.083cm" svg:x2="7.587cm" svg:y2="4.205cm" draw:start-shape="id1" draw:start-glue-point="11" draw:end-shape="id2" draw:end-glue-point="7" svg:d="M4991 6083l2596-1878" svg:viewBox="0 0 2597 1879">
          <text:p text:style-name="P1">1</text:p>
        </draw:connector>
        <draw:connector draw:style-name="gr2" draw:text-style-name="P2" draw:layer="layout" draw:type="line" svg:x1="8.127cm" svg:y1="4.205cm" svg:x2="10.487cm" svg:y2="6.065cm" draw:start-shape="id2" draw:start-glue-point="9" draw:end-shape="id3" draw:end-glue-point="5" svg:d="M8127 4205l2360 1860" svg:viewBox="0 0 2361 1861">
          <text:p text:style-name="P1">4</text:p>
        </draw:connector>
        <draw:connector draw:style-name="gr2" draw:text-style-name="P2" draw:layer="layout" draw:type="line" svg:x1="4.991cm" svg:y1="6.623cm" svg:x2="7.488cm" svg:y2="8.096cm" draw:start-shape="id1" draw:start-glue-point="9" draw:end-shape="id4" draw:end-glue-point="5" svg:d="M4991 6623l2497 1473" svg:viewBox="0 0 2498 1474">
          <text:p text:style-name="P1">2</text:p>
        </draw:connector>
        <draw:connector draw:style-name="gr2" draw:text-style-name="P2" draw:layer="layout" draw:type="line" svg:x1="8.139cm" svg:y1="8.366cm" svg:x2="10.487cm" svg:y2="6.605cm" draw:start-shape="id4" draw:start-glue-point="10" draw:end-shape="id3" draw:end-glue-point="7" svg:d="M8139 8366l2348-1761" svg:viewBox="0 0 2349 1762">
          <text:p text:style-name="P1">5</text:p>
        </draw:connector>
        <draw:connector draw:style-name="gr2" draw:text-style-name="P2" draw:layer="layout" draw:type="line" svg:x1="7.758cm" svg:y1="7.985cm" svg:x2="7.857cm" svg:y2="4.316cm" draw:start-shape="id4" draw:start-glue-point="4" draw:end-shape="id2" draw:end-glue-point="8" svg:d="M7758 7985l99-3669" svg:viewBox="0 0 100 3670">
          <text:p text:style-name="P1">3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2:30:37.760701358</meta:creation-date>
    <dc:date>2017-07-30T12:37:45.698894219</dc:date>
    <meta:editing-duration>PT7M8S</meta:editing-duration>
    <meta:editing-cycles>1</meta:editing-cycles>
    <meta:document-statistic meta:object-count="9"/>
    <meta:generator>LibreOffice/5.1.6.2$Linux_X86_64 LibreOffice_project/10m0$Build-2</meta:generator>
  </office:meta>
</office:document-meta>
</file>